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ftware Project Problem Statement – 10 points</text:p>
      <text:p text:style-name="Standard"/>
      <text:p text:style-name="Standard">Submission</text:p>
      <text:p text:style-name="Standard">----------</text:p>
      <text:p text:style-name="Standard">Due Friday, September 20, by 11:59pm</text:p>
      <text:p text:style-name="Standard">You must use Microsoft Word document.</text:p>
      <text:p text:style-name="Standard">Submit (a) the problem statement, </text:p>
      <text:p text:style-name="Standard"><text:s text:c="3"/>and (b) the group report, to the repository. </text:p>
      <text:p text:style-name="Standard"/>
      <text:p text:style-name="Standard">Requirement </text:p>
      <text:p text:style-name="Standard">-----------</text:p>
      <text:p text:style-name="Standard">You must include a sentence </text:p>
      <text:p text:style-name="Standard">describes the chosen topic of the software project. </text:p>
      <text:p text:style-name="Standard"/>
      <text:p text:style-name="Standard">The software project must be big enough </text:p>
      <text:p text:style-name="Standard">to keep your team busy for the semester. </text:p>
      <text:p text:style-name="Standard"/>
      <text:p text:style-name="Standard">The problem statement must include the following information. <text:s text:c="2"/></text:p>
      <text:p text:style-name="Standard"/>
      <text:p text:style-name="Standard">Background of the software project. </text:p>
      <text:p text:style-name="Standard">For example, </text:p>
      <text:p text:style-name="Standard">a brief description of the application domain (problem domain.) </text:p>
      <text:p text:style-name="Standard">[5 points]</text:p>
      <text:p text:style-name="Standard"/>
      <text:p text:style-name="Standard">The reasons why the software project </text:p>
      <text:p text:style-name="Standard">is chosen as your semester project.</text:p>
      <text:p text:style-name="Standard">For example, why it is significant, </text:p>
      <text:p text:style-name="Standard">what you expect to learn from this project, </text:p>
      <text:p text:style-name="Standard">what problems it will solve, </text:p>
      <text:p text:style-name="Standard">or what your contributions are </text:p>
      <text:p text:style-name="Standard">after you finished the project. </text:p>
      <text:p text:style-name="Standard">[2 points]</text:p>
      <text:p text:style-name="Standard"/>
      <text:p text:style-name="Standard">The scope and constraints of the project. </text:p>
      <text:p text:style-name="Standard">For example, what features will be included, </text:p>
      <text:p text:style-name="Standard">and what will not be included. </text:p>
      <text:p text:style-name="Standard">[3 points]</text:p>
      <text:p text:style-name="Standard"/>
      <text:p text:style-name="Standard">Keep the document to one full page, </text:p>
      <text:p text:style-name="Standard">single line spacing. </text:p>
      <text:p text:style-name="Standard">-1 points if you use double line spacing </text:p>
      <text:p text:style-name="Standard">or exceeds one page.</text:p>
      <text:p text:style-name="Standard"/>
      <text:p text:style-name="Standard">The document must read as proper English, </text:p>
      <text:p text:style-name="Standard">and you must use the spelling </text:p>
      <text:p text:style-name="Standard">and grammar checkers to minimize errors.</text:p>
      <text:p text:style-name="Standard"/>
      <text:p text:style-name="Standard">If a team member’s contribution to this deliverable </text:p>
      <text:p text:style-name="Standard">is significantly less than other team members, </text:p>
      <text:p text:style-name="Standard"><text:soft-page-break/>he/she will only receive a partial credit </text:p>
      <text:p text:style-name="Standard">of the total points earned by the team.</text:p>
      <text:p text:style-name="Standard"/>
      <text:p text:style-name="Standard">Download the team report template from Canvas. </text:p>
      <text:p text:style-name="Standard">The team lead is responsible to fill out the form, </text:p>
      <text:p text:style-name="Standard">however, all the team members must agree </text:p>
      <text:p text:style-name="Standard">with the contents of the form before </text:p>
      <text:p text:style-name="Standard">it is submitted to the repository. </text:p>
      <text:p text:style-name="Standard">-2 points if the form is not submitted.</text:p>
      <text:p text:style-name="Standard"/>
      <text:p text:style-name="Standard">/* ------------------------------------------------------------------------- */</text:p>
      <text:p text:style-name="Standard"/>
      <text:p text:style-name="Standard">1.</text:p>
      <text:p text:style-name="Standard">Our software project will involve the user engaging in an activity of their choice, </text:p>
      <text:p text:style-name="Standard">and the program will track their adherence to their chosen task </text:p>
      <text:p text:style-name="Standard">(practicing an instrument for x minutes, </text:p>
      <text:p text:style-name="Standard"><text:s/>for y days, or writing n words every day for N days, etc.)</text:p>
      <text:p text:style-name="Standard"/>
      <text:p text:style-name="Standard">2.</text:p>
      <text:p text:style-name="Standard">Problem statement:</text:p>
      <text:p text:style-name="Standard"><text:tab/>a)</text:p>
      <text:p text:style-name="Standard"><text:tab/>This application will help track the progress and adherence to the user’s chosen task. Such task can be writing, drawing, coding, or playing music.<text:tab/></text:p>
      <text:p text:style-name="Standard"/>
      <text:p text:style-name="Standard"><text:tab/>b)</text:p>
      <text:p text:style-name="Standard"><text:tab/>We hope that the end user will develop a sense of accomplishment</text:p>
      <text:p text:style-name="Standard"><text:tab/>and gain self-confidence while in the pursuit of their chosen task, as we assist them</text:p>
      <text:p text:style-name="Standard"><text:tab/>in developing the discipline to engage in their chosen activity on a regular basis.</text:p>
      <text:p text:style-name="Standard"/>
      <text:p text:style-name="Standard"/>
      <text:p text:style-name="Standard"><text:tab/>We have selected our software project with the hope that the end user</text:p>
      <text:p text:style-name="Standard"><text:tab/>will gain insight into their chosen activity — the program will be able to collect</text:p>
      <text:p text:style-name="Standard"><text:tab/>audio from the sound card (for example, if the user is learning how to play a musical</text:p>
      <text:p text:style-name="Standard"><text:tab/>instrument and wants to practice for a fixed interval of time every day), or keystrokes</text:p>
      <text:p text:style-name="Standard"><text:tab/>from stdin (if the user wants to write for a fixed interval of time every day, and keep track</text:p>
      <text:p text:style-name="Standard"><text:tab/>of their word count). The user can even track an activity like drawing so they can see how much they've done and improved <text:s/>over the past weeks, months, days and weeks.</text:p>
      <text:p text:style-name="Standard"/>
      <text:p text:style-name="Standard"><text:tab/>c)</text:p>
      <text:p text:style-name="Standard"><text:tab/>We hope that we can get the sound, keyboard, and mouse input captured,</text:p>
      <text:p text:style-name="Standard"><text:tab/>so that the program can use the data to assess the user’s activity, and adherence</text:p>
      <text:p text:style-name="Standard"><text:tab/>to their pre-defined time interval.</text:p>
      <text:p text:style-name="Standard"/>
      <text:p text:style-name="Standard">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00:58:43.601161682</meta:creation-date>
    <dc:date>2019-09-21T00:59:26.388915501</dc:date>
    <meta:editing-duration>PT44S</meta:editing-duration>
    <meta:editing-cycles>1</meta:editing-cycles>
    <meta:document-statistic meta:table-count="0" meta:image-count="0" meta:object-count="0" meta:page-count="2" meta:paragraph-count="72" meta:word-count="532" meta:character-count="3156" meta:non-whitespace-character-count="2634"/>
    <meta:generator>LibreOffice/6.0.7.3$Linux_X86_64 LibreOffice_project/00m0$Build-3</meta:generator>
  </office:meta>
</office:document-meta>
</file>